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1d9155" officeooo:paragraph-rsid="001d9155"/>
    </style:style>
    <style:style style:name="P2" style:family="paragraph" style:parent-style-name="Standard">
      <style:text-properties officeooo:rsid="001db419" officeooo:paragraph-rsid="001db4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012123061 Lee Ui Dam</text:p>
      <text:p text:style-name="P1"/>
      <text:p text:style-name="P1">a)</text:p>
      <text:p text:style-name="P1">a = read.csv(“behavioral data.csv”, header=T)</text:p>
      <text:p text:style-name="P1">b = read.csv(“demographic data.csv”, header=T)</text:p>
      <text:p text:style-name="P1"/>
      <text:p text:style-name="P1">b)</text:p>
      <text:p text:style-name="P1">ID is the key variable</text:p>
      <text:p text:style-name="P1"/>
      <text:p text:style-name="P1">c)</text:p>
      <text:p text:style-name="P1">merged = merge(a, b, by=c(“id”))</text:p>
      <text:p text:style-name="P1"/>
      <text:p text:style-name="P1">d)</text:p>
      <text:p text:style-name="P1">write.csv(merged, file=”merged.csv”)</text:p>
      <text:p text:style-name="P1"/>
      <text:p text:style-name="P1">e)</text:p>
      <text:p text:style-name="P2">summ = summaryBy(c~id, id=~sex1+sex2+job1+job2+job3+job4, merged, FUN=mean)</text:p>
      <text:p text:style-name="P2"/>
      <text:p text:style-name="P2">f)</text:p>
      <text:p text:style-name="P2">Panel Data.</text:p>
      <text:p text:style-name="P2">The data set consists of a time series for each cross-sectional member.</text:p>
      <text:p text:style-name="P2"/>
      <text:p text:style-name="P2">g)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13:26:08.775806434</meta:creation-date>
    <dc:date>2017-11-28T13:44:19.405234276</dc:date>
    <meta:editing-duration>PT18M12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6" meta:word-count="53" meta:character-count="373" meta:non-whitespace-character-count="336"/>
  </office:meta>
</office:document-meta>
</file>